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28.96cm" fo:min-width="54.792cm"/>
    </style:style>
    <style:style style:name="gr2" style:family="graphic" style:parent-style-name="standard">
      <style:graphic-properties svg:stroke-opacity="90%" draw:fill-color="#ffffff" draw:textarea-horizontal-align="justify" draw:textarea-vertical-align="middle" draw:auto-grow-height="false" fo:min-height="1.973cm" fo:min-width="4.263cm"/>
      <style:paragraph-properties style:writing-mode="lr-tb"/>
    </style:style>
    <style:style style:name="gr3" style:family="graphic" style:parent-style-name="standard">
      <style:graphic-properties svg:stroke-opacity="90%" draw:fill-color="#ffd428" draw:textarea-horizontal-align="justify" draw:textarea-vertical-align="middle" draw:auto-grow-height="false" fo:min-height="1.973cm" fo:min-width="4.263cm"/>
      <style:paragraph-properties style:writing-mode="lr-tb"/>
    </style:style>
    <style:style style:name="gr4" style:family="graphic" style:parent-style-name="standard">
      <style:graphic-properties svg:stroke-opacity="90%" draw:fill-color="#bbe33d" draw:textarea-horizontal-align="justify" draw:textarea-vertical-align="middle" draw:auto-grow-height="false" fo:min-height="1.973cm" fo:min-width="4.263cm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</style:style>
    <style:style style:name="gr7" style:family="graphic" style:parent-style-name="objectwithoutfill">
      <style:graphic-properties draw:marker-end="Arrowheads_20_10" draw:marker-end-width="0.3cm" draw:fill="none" draw:textarea-vertical-align="middle"/>
    </style:style>
    <style:style style:name="gr8" style:family="graphic" style:parent-style-name="objectwithoutfill">
      <style:graphic-properties draw:marker-end="Arrowheads_20_11" draw:marker-end-width="0.3cm" draw:fill="none" draw:textarea-vertical-align="middle"/>
    </style:style>
    <style:style style:name="gr9" style:family="graphic" style:parent-style-name="objectwithoutfill">
      <style:graphic-properties draw:marker-end="Arrowheads_20_12" draw:marker-end-width="0.3cm" draw:fill="none" draw:textarea-vertical-align="middle"/>
    </style:style>
    <style:style style:name="gr10" style:family="graphic" style:parent-style-name="objectwithoutfill">
      <style:graphic-properties draw:marker-end="Arrowheads_20_14" draw:marker-end-width="0.3cm" draw:fill="none" draw:textarea-vertical-align="middle"/>
    </style:style>
    <style:style style:name="gr11" style:family="graphic" style:parent-style-name="objectwithoutfill">
      <style:graphic-properties draw:marker-end="Arrowheads_20_23" draw:marker-end-width="0.3cm" draw:fill="none" draw:textarea-vertical-align="middle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38cm" fo:min-width="3.47cm"/>
      <style:paragraph-properties style:writing-mode="lr-tb"/>
    </style:style>
    <style:style style:name="gr15" style:family="graphic" style:parent-style-name="objectwithoutfill">
      <style:graphic-properties draw:marker-end="Arrowheads_20_26" draw:marker-end-width="0.3cm" draw:fill="none" draw:textarea-vertical-align="middle"/>
    </style:style>
    <style:style style:name="gr16" style:family="graphic" style:parent-style-name="objectwithoutfill">
      <style:graphic-properties draw:marker-end="Arrowheads_20_35" draw:marker-end-width="0.3cm" draw:fill="none" draw:textarea-vertical-align="middle"/>
    </style:style>
    <style:style style:name="gr17" style:family="graphic" style:parent-style-name="standard">
      <style:graphic-properties draw:fill-color="#ffdbb6" draw:textarea-horizontal-align="justify" draw:textarea-vertical-align="middle" draw:auto-grow-height="false" fo:min-height="19.312cm" fo:min-width="19.50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338cm" fo:min-width="2.517cm"/>
      <style:paragraph-properties style:writing-mode="lr-tb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marker-end="Arrowheads_20_36" draw:marker-end-width="0.3cm" draw:fill="none" draw:textarea-vertical-align="middle"/>
    </style:style>
    <style:style style:name="gr22" style:family="graphic" style:parent-style-name="objectwithoutfill">
      <style:graphic-properties draw:marker-end="Arrowheads_20_37" draw:marker-end-width="0.3cm" draw:fill="none" draw:textarea-vertical-align="middle"/>
    </style:style>
    <style:style style:name="gr23" style:family="graphic" style:parent-style-name="objectwithoutfill">
      <style:graphic-properties draw:marker-end="Arrowheads_20_38" draw:marker-end-width="0.3cm" draw:fill="none" draw:textarea-vertical-align="middle"/>
    </style:style>
    <style:style style:name="gr24" style:family="graphic" style:parent-style-name="objectwithoutfill">
      <style:graphic-properties draw:marker-end="Arrowheads_20_39" draw:marker-end-width="0.3cm" draw:fill="none" draw:textarea-vertical-align="middle"/>
    </style:style>
    <style:style style:name="gr25" style:family="graphic" style:parent-style-name="objectwithoutfill">
      <style:graphic-properties draw:marker-end="Arrowheads_20_43" draw:marker-end-width="0.3cm" draw:fill="none" draw:textarea-vertical-align="middle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323cm" fo:min-width="3.317cm"/>
      <style:paragraph-properties style:writing-mode="lr-tb"/>
    </style:style>
    <style:style style:name="gr27" style:family="graphic" style:parent-style-name="objectwithoutfill">
      <style:graphic-properties draw:marker-end="Arrowheads_20_29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objectwithoutfill">
      <style:graphic-properties draw:marker-end="Arrowheads_20_33" draw:marker-end-width="0.3cm" draw:fill="none" draw:textarea-vertical-align="middle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d428"/>
      <style:paragraph-properties fo:text-align="center" style:writing-mode="lr-tb"/>
    </style:style>
    <style:style style:name="P5" style:family="paragraph">
      <loext:graphic-properties draw:fill-color="#bbe33d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  <style:text-properties fo:font-size="16pt"/>
    </style:style>
    <style:style style:name="P9" style:family="paragraph">
      <loext:graphic-properties draw:fill-color="#ffd428"/>
      <style:paragraph-properties fo:text-align="center" style:writing-mode="lr-tb"/>
      <style:text-properties fo:font-size="16pt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style:paragraph-properties fo:text-align="center" style:writing-mode="lr-tb"/>
      <style:text-properties fo:font-size="17pt" style:font-size-asian="17pt" style:font-size-complex="17pt"/>
    </style:style>
    <style:style style:name="P12" style:family="paragraph">
      <loext:graphic-properties draw:fill-color="#ffffff"/>
      <style:paragraph-properties fo:text-align="center" style:writing-mode="lr-tb"/>
      <style:text-properties fo:font-size="17pt" style:font-size-asian="17pt" style:font-size-complex="17pt"/>
    </style:style>
    <style:style style:name="T1" style:family="text">
      <style:text-properties fo:font-size="16pt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5.292cm" svg:height="29.21cm" svg:x="2.54cm" svg:y="21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7" draw:id="id7" draw:layer="layout" svg:width="4.763cm" svg:height="2.223cm" svg:x="38.146cm" svg:y="26.081cm">
            <text:p text:style-name="P2">SEQUENCE</text:p>
            <text:p text:style-name="P2">center_robo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2" draw:id="id2" draw:layer="layout" svg:width="4.763cm" svg:height="2.223cm" svg:x="35.606cm" svg:y="38.146cm">
            <text:p text:style-name="P2">CONDITION</text:p>
            <text:p text:style-name="P2">can_on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3" draw:id="id3" draw:layer="layout" svg:width="4.763cm" svg:height="2.223cm" svg:x="41.004cm" svg:y="38.146cm">
            <text:p text:style-name="P2">ACTION</text:p>
            <text:p text:style-name="P2">move_forward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" draw:id="id1" draw:layer="layout" svg:width="4.763cm" svg:height="2.223cm" svg:x="38.146cm" svg:y="34.336cm">
            <text:p text:style-name="P2">SEQUENCE</text:p>
            <text:p text:style-name="P2">rotate_righ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40.527cm" svg:y1="36.559cm" svg:x2="37.987cm" svg:y2="38.146cm" draw:start-shape="id1" draw:start-glue-point="2" draw:end-shape="id2" draw:end-glue-point="0" svg:d="M40527 36559l-2540 1587" svg:viewBox="0 0 2541 1588">
            <text:p/>
          </draw:connector>
          <draw:connector draw:style-name="gr6" draw:text-style-name="P6" draw:layer="layout" draw:type="line" svg:x1="40.527cm" svg:y1="36.559cm" svg:x2="43.385cm" svg:y2="38.146cm" draw:start-shape="id1" draw:start-glue-point="2" draw:end-shape="id3" draw:end-glue-point="0" svg:d="M40527 36559l2858 1587" svg:viewBox="0 0 2859 1588">
            <text:p/>
          </draw:connector>
          <draw:custom-shape draw:style-name="gr3" draw:text-style-name="P4" xml:id="id5" draw:id="id5" draw:layer="layout" svg:width="4.763cm" svg:height="2.223cm" svg:x="46.719cm" svg:y="38.146cm">
            <text:p text:style-name="P2">CONDITION</text:p>
            <text:p text:style-name="P2">can_on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6" draw:id="id6" draw:layer="layout" svg:width="4.763cm" svg:height="2.223cm" svg:x="52.117cm" svg:y="38.146cm">
            <text:p text:style-name="P2">ACTION</text:p>
            <text:p text:style-name="P7">move_forward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4" draw:id="id4" draw:layer="layout" svg:width="4.763cm" svg:height="2.223cm" svg:x="49.259cm" svg:y="34.336cm">
            <text:p text:style-name="P2">SEQUENCE</text:p>
            <text:p text:style-name="P2">rotate_lef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51.64cm" svg:y1="36.559cm" svg:x2="49.1cm" svg:y2="38.146cm" draw:start-shape="id4" draw:start-glue-point="2" draw:end-shape="id5" draw:end-glue-point="0" svg:d="M51640 36559l-2540 1587" svg:viewBox="0 0 2541 1588">
            <text:p/>
          </draw:connector>
          <draw:connector draw:style-name="gr6" draw:text-style-name="P6" draw:layer="layout" draw:type="line" svg:x1="51.64cm" svg:y1="36.559cm" svg:x2="54.498cm" svg:y2="38.146cm" draw:start-shape="id4" draw:start-glue-point="2" draw:end-shape="id6" draw:end-glue-point="0" svg:d="M51640 36559l2858 1587" svg:viewBox="0 0 2859 1588">
            <text:p/>
          </draw:connector>
          <draw:custom-shape draw:style-name="gr2" draw:text-style-name="P3" xml:id="id8" draw:id="id8" draw:layer="layout" svg:width="4.763cm" svg:height="2.223cm" svg:x="38.146cm" svg:y="30.526cm">
            <text:p text:style-name="P2">FALLBACK</text:p>
            <text:p text:style-name="P2">rotate_robo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draw:layer="layout" draw:type="line" svg:x1="40.527cm" svg:y1="28.304cm" svg:x2="40.527cm" svg:y2="30.526cm" draw:start-shape="id7" draw:start-glue-point="2" draw:end-shape="id8" draw:end-glue-point="0" svg:d="M40527 28304v2222" svg:viewBox="0 0 1 2223">
            <text:p/>
          </draw:connector>
          <draw:connector draw:style-name="gr8" draw:text-style-name="P6" draw:layer="layout" draw:type="line" svg:x1="40.527cm" svg:y1="32.749cm" svg:x2="40.527cm" svg:y2="34.336cm" draw:start-shape="id8" draw:start-glue-point="2" draw:end-shape="id1" draw:end-glue-point="0" svg:d="M40527 32749v1587" svg:viewBox="0 0 1 1588">
            <text:p/>
          </draw:connector>
          <draw:connector draw:style-name="gr9" draw:text-style-name="P6" draw:layer="layout" draw:type="line" svg:x1="40.527cm" svg:y1="32.749cm" svg:x2="51.64cm" svg:y2="34.336cm" draw:start-shape="id8" draw:start-glue-point="2" draw:end-shape="id4" draw:end-glue-point="0" svg:d="M40527 32749l11113 1587" svg:viewBox="0 0 11114 1588">
            <text:p/>
          </draw:connector>
          <draw:custom-shape draw:style-name="gr2" draw:text-style-name="P3" xml:id="id9" draw:id="id9" draw:layer="layout" svg:width="4.763cm" svg:height="2.223cm" svg:x="27.351cm" svg:y="34.337cm">
            <text:p text:style-name="P2">SEQUENCE</text:p>
            <text:p text:style-name="P2">approach_can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6" draw:layer="layout" draw:type="line" svg:x1="40.527cm" svg:y1="32.749cm" svg:x2="29.732cm" svg:y2="34.337cm" draw:start-shape="id8" draw:start-glue-point="2" draw:end-shape="id9" draw:end-glue-point="0" svg:d="M40527 32749l-10795 1588" svg:viewBox="0 0 10796 1589">
            <text:p/>
          </draw:connector>
          <draw:custom-shape draw:style-name="gr3" draw:text-style-name="P9" xml:id="id12" draw:id="id12" draw:layer="layout" svg:width="4.763cm" svg:height="2.223cm" svg:x="43.861cm" svg:y="30.526cm">
            <text:p text:style-name="P8"><text:span text:style-name="T1">CONDITION</text:span></text:p>
            <text:p text:style-name="P8"><text:span text:style-name="T1">can_at_correct_</text:span><text:span text:style-name="T1">dist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10" draw:id="id10" draw:layer="layout" svg:width="4.763cm" svg:height="2.223cm" svg:x="24.494cm" svg:y="38.147cm">
            <text:p text:style-name="P2">CONDITION</text:p>
            <text:p text:style-name="P2">can_at_cen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11" draw:id="id11" draw:layer="layout" svg:width="4.763cm" svg:height="2.223cm" svg:x="29.891cm" svg:y="38.147cm">
            <text:p text:style-name="P2">ACTION</text:p>
            <text:p text:style-name="P2">move_forward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6" draw:layer="layout" draw:type="line" svg:x1="29.732cm" svg:y1="36.56cm" svg:x2="26.875cm" svg:y2="38.147cm" draw:start-shape="id9" draw:start-glue-point="2" draw:end-shape="id10" draw:end-glue-point="0" svg:d="M29732 36560l-2857 1587" svg:viewBox="0 0 2858 1588">
            <text:p/>
          </draw:connector>
          <draw:connector draw:style-name="gr12" draw:text-style-name="P6" draw:layer="layout" draw:type="line" svg:x1="29.732cm" svg:y1="36.56cm" svg:x2="32.272cm" svg:y2="38.147cm" draw:start-shape="id9" draw:start-glue-point="2" draw:end-shape="id11" draw:end-glue-point="0" svg:d="M29732 36560l2540 1587" svg:viewBox="0 0 2541 1588">
            <text:p/>
          </draw:connector>
          <draw:connector draw:style-name="gr13" draw:text-style-name="P6" draw:layer="layout" draw:type="line" svg:x1="40.527cm" svg:y1="28.304cm" svg:x2="46.242cm" svg:y2="30.526cm" draw:start-shape="id7" draw:start-glue-point="2" draw:end-shape="id12" draw:end-glue-point="0" svg:d="M40527 28304l5715 2222" svg:viewBox="0 0 5716 2223">
            <text:p/>
          </draw:connector>
          <draw:custom-shape draw:style-name="gr14" draw:text-style-name="P3" xml:id="id13" draw:id="id13" draw:layer="layout" svg:width="7.938cm" svg:height="3.175cm" svg:x="36.559cm" svg:y="21.637cm">
            <text:p text:style-name="P2">REPEAT UNTIL SUCCESS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15" draw:text-style-name="P6" draw:layer="layout" draw:type="line" svg:x1="40.528cm" svg:y1="24.812cm" svg:x2="40.527cm" svg:y2="26.081cm" draw:start-shape="id13" draw:start-glue-point="6" draw:end-shape="id7" draw:end-glue-point="0" svg:d="M40528 24812l-1 1269" svg:viewBox="0 0 2 1270">
            <text:p/>
          </draw:connector>
          <draw:custom-shape draw:style-name="gr4" draw:text-style-name="P5" xml:id="id14" draw:id="id14" draw:layer="layout" svg:width="4.763cm" svg:height="2.223cm" svg:x="49.533cm" svg:y="30.504cm">
            <text:p text:style-name="P2">ACTION</text:p>
            <text:p text:style-name="P2">hal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6" draw:text-style-name="P6" draw:layer="layout" draw:type="line" svg:x1="40.527cm" svg:y1="28.304cm" svg:x2="51.914cm" svg:y2="30.504cm" draw:start-shape="id7" draw:start-glue-point="2" draw:end-shape="id14" draw:end-glue-point="0" svg:d="M40527 28304l11387 2200" svg:viewBox="0 0 11388 2201">
            <text:p/>
          </draw:connector>
          <draw:g xml:id="id22" draw:id="id22">
            <draw:custom-shape draw:style-name="gr17" draw:text-style-name="P10" draw:layer="layout" svg:width="20.002cm" svg:height="19.562cm" svg:x="3.54cm" svg:y="30.5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15" draw:id="id15" draw:layer="layout" svg:width="4.763cm" svg:height="2.223cm" svg:x="11.099cm" svg:y="34.972cm">
              <text:p text:style-name="P2">FALLBACK</text:p>
              <text:p text:style-name="P2">find_c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xml:id="id20" draw:id="id20" draw:layer="layout" svg:width="4.763cm" svg:height="2.223cm" svg:x="12.007cm" svg:y="46.913cm">
              <text:p text:style-name="P2">ACTION</text:p>
              <text:p text:style-name="P2">rotate_righ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xml:id="id16" draw:id="id16" draw:layer="layout" svg:width="6.033cm" svg:height="3.175cm" svg:x="14.229cm" svg:y="38.976cm">
              <text:p text:style-name="P2">FORCE</text:p>
              <text:p text:style-name="P2">FAIL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14" draw:text-style-name="P3" xml:id="id17" draw:id="id17" draw:layer="layout" svg:width="7.938cm" svg:height="3.175cm" svg:x="9.511cm" svg:y="30.527cm">
              <text:p text:style-name="P2">REPEAT UNTIL SUCCESS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onnector draw:style-name="gr19" draw:text-style-name="P6" draw:layer="layout" draw:type="line" svg:x1="13.48cm" svg:y1="37.195cm" svg:x2="17.246cm" svg:y2="38.976cm" draw:start-shape="id15" draw:start-glue-point="2" draw:end-shape="id16" draw:end-glue-point="4" svg:d="M13480 37195l3766 1781" svg:viewBox="0 0 3767 1782">
              <text:p/>
            </draw:connector>
            <draw:connector draw:style-name="gr20" draw:text-style-name="P6" draw:layer="layout" draw:type="line" svg:x1="13.48cm" svg:y1="33.702cm" svg:x2="13.48cm" svg:y2="34.972cm" draw:start-shape="id17" draw:start-glue-point="6" draw:end-shape="id15" draw:end-glue-point="0" svg:d="M13480 33702v1270" svg:viewBox="0 0 1 1271">
              <text:p/>
            </draw:connector>
            <draw:custom-shape draw:style-name="gr4" draw:text-style-name="P5" xml:id="id18" draw:id="id18" draw:layer="layout" svg:width="4.763cm" svg:height="2.223cm" svg:x="7.244cm" svg:y="39.293cm">
              <text:p text:style-name="P2">ACTION</text:p>
              <text:p text:style-name="P2">find_c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1" draw:text-style-name="P6" draw:layer="layout" draw:type="line" svg:x1="13.48cm" svg:y1="37.195cm" svg:x2="9.625cm" svg:y2="39.293cm" draw:start-shape="id15" draw:start-glue-point="2" draw:end-shape="id18" draw:end-glue-point="0" svg:d="M13480 37195l-3855 2098" svg:viewBox="0 0 3856 2099">
              <text:p/>
            </draw:connector>
            <draw:custom-shape draw:style-name="gr2" draw:text-style-name="P3" xml:id="id19" draw:id="id19" draw:layer="layout" svg:width="4.763cm" svg:height="2.223cm" svg:x="14.865cm" svg:y="43.104cm">
              <text:p text:style-name="P2">SEQUENCE</text:p>
              <text:p text:style-name="P2">rotate_righ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xml:id="id21" draw:id="id21" draw:layer="layout" svg:width="4.763cm" svg:height="2.223cm" svg:x="17.722cm" svg:y="46.913cm">
              <text:p text:style-name="P2">ACTION</text:p>
              <text:p text:style-name="P2">wa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2" draw:text-style-name="P6" draw:layer="layout" draw:type="line" svg:x1="17.246cm" svg:y1="45.327cm" svg:x2="14.388cm" svg:y2="46.913cm" draw:start-shape="id19" draw:start-glue-point="2" draw:end-shape="id20" draw:end-glue-point="0" svg:d="M17246 45327l-2858 1586" svg:viewBox="0 0 2859 1587">
              <text:p/>
            </draw:connector>
            <draw:connector draw:style-name="gr23" draw:text-style-name="P6" draw:layer="layout" draw:type="line" svg:x1="17.246cm" svg:y1="42.151cm" svg:x2="17.246cm" svg:y2="43.104cm" draw:start-shape="id16" draw:start-glue-point="6" draw:end-shape="id19" draw:end-glue-point="0" svg:d="M17246 42151v953" svg:viewBox="0 0 1 954">
              <text:p/>
            </draw:connector>
            <draw:connector draw:style-name="gr24" draw:text-style-name="P6" draw:layer="layout" draw:type="line" svg:x1="17.246cm" svg:y1="45.327cm" svg:x2="20.103cm" svg:y2="46.913cm" draw:start-shape="id19" draw:start-glue-point="2" draw:end-shape="id21" draw:end-glue-point="0" svg:d="M17246 45327l2857 1586" svg:viewBox="0 0 2858 1587">
              <text:p/>
            </draw:connector>
          </draw:g>
          <draw:connector draw:style-name="gr25" draw:text-style-name="P6" draw:layer="layout" draw:type="line" svg:x1="40.527cm" svg:y1="28.304cm" svg:x2="13.541cm" svg:y2="30.527cm" draw:start-shape="id7" draw:start-glue-point="2" draw:end-shape="id22" draw:end-glue-point="0" svg:d="M40527 28304l-26986 2223" svg:viewBox="0 0 26987 2224">
            <text:p/>
          </draw:connector>
        </draw:g>
        <draw:custom-shape draw:style-name="gr26" draw:text-style-name="P3" xml:id="id26" draw:id="id26" draw:layer="layout" svg:width="5.397cm" svg:height="2.223cm" svg:x="36.287cm" svg:y="2.076cm">
          <text:p text:style-name="P2">Main 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4" draw:id="id24" draw:layer="layout" svg:width="4.763cm" svg:height="2.223cm" svg:x="58.784cm" svg:y="23.225cm">
          <text:p text:style-name="P2">ACTION</text:p>
          <text:p text:style-name="P2">grab_c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5" draw:id="id25" draw:layer="layout" svg:width="4.763cm" svg:height="2.223cm" svg:x="68.309cm" svg:y="23.225cm">
          <text:p text:style-name="P2">ACTION</text:p>
          <text:p text:style-name="P2">release_c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xml:id="id23" draw:id="id23" draw:layer="layout" svg:width="4.763cm" svg:height="2.223cm" svg:x="36.604cm" svg:y="6.203cm">
          <text:p text:style-name="P11"><text:span text:style-name="T2">SEQUENCE</text:span></text:p>
          <text:p text:style-name="P11"><text:span text:style-name="T2">main_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6" draw:layer="layout" draw:type="line" svg:x1="38.985cm" svg:y1="8.426cm" svg:x2="61.165cm" svg:y2="23.225cm" draw:start-shape="id23" draw:start-glue-point="2" draw:end-shape="id24" draw:end-glue-point="0" svg:d="M38985 8426l22180 14799" svg:viewBox="0 0 22181 14800">
          <text:p/>
        </draw:connector>
        <draw:connector draw:style-name="gr28" draw:text-style-name="P6" draw:layer="layout" draw:type="line" svg:x1="38.985cm" svg:y1="8.426cm" svg:x2="70.69cm" svg:y2="23.225cm" draw:start-shape="id23" draw:start-glue-point="2" draw:end-shape="id25" draw:end-glue-point="0" svg:d="M38985 8426l31705 14799" svg:viewBox="0 0 31706 14800">
          <text:p/>
        </draw:connector>
        <draw:connector draw:style-name="gr29" draw:text-style-name="P6" draw:layer="layout" draw:type="line" svg:x1="38.986cm" svg:y1="4.299cm" svg:x2="38.985cm" svg:y2="6.203cm" draw:start-shape="id26" draw:start-glue-point="8" draw:end-shape="id23" draw:end-glue-point="0" svg:d="M38986 4299l-1 1904" svg:viewBox="0 0 2 1905">
          <text:p/>
        </draw:connector>
        <draw:g>
          <draw:custom-shape draw:style-name="gr4" draw:text-style-name="P5" draw:layer="layout" svg:width="4.763cm" svg:height="2.223cm" svg:x="49.259cm" svg:y="3.539cm">
            <text:p text:style-name="P2">ACTION</text:p>
            <text:p text:style-name="P2">find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14.969cm">
            <text:p text:style-name="P2">ACTION</text:p>
            <text:p text:style-name="P2">hal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6.397cm">
            <text:p text:style-name="P2">ACTION</text:p>
            <text:p text:style-name="P2">rotate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3.539cm">
            <text:p text:style-name="P2">ACTION</text:p>
            <text:p text:style-name="P2">move_forwa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9.255cm">
            <text:p text:style-name="P2">ACTION</text:p>
            <text:p text:style-name="P2">move_forward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12.112cm">
            <text:p text:style-name="P2">ACTION</text:p>
            <text:p text:style-name="P7">move_forward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73.39cm" svg:y="3.54cm">
            <text:p text:style-name="P2">ACTION</text:p>
            <text:p text:style-name="P2">grab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73.39cm" svg:y="6.397cm">
            <text:p text:style-name="P2">ACTION</text:p>
            <text:p text:style-name="P2">release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55.292cm" svg:y="3.539cm">
            <text:p text:style-name="P2">ACTION</text:p>
            <text:p text:style-name="P2">find_q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49.259cm" svg:y="6.397cm">
            <text:p text:style-name="P2">CONDITION</text:p>
            <text:p text:style-name="P2">can_at_cen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49.26cm" svg:y="9.255cm">
            <text:p text:style-name="P2">CONDITION</text:p>
            <text:p text:style-name="P2">can_on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49.26cm" svg:y="12.112cm">
            <text:p text:style-name="P2">CONDITION</text:p>
            <text:p text:style-name="P2">can_on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4.763cm" svg:height="2.223cm" svg:x="67.357cm" svg:y="3.54cm">
            <text:p text:style-name="P8"><text:span text:style-name="T1">CONDITION</text:span></text:p>
            <text:p text:style-name="P8"><text:span text:style-name="T1">can_at_correct_dist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55.292cm" svg:y="6.397cm">
            <text:p text:style-name="P2">CONDITION</text:p>
            <text:p text:style-name="P2">qr_at_cen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55.292cm" svg:y="9.255cm">
            <text:p text:style-name="P2">CONDITION</text:p>
            <text:p text:style-name="P2">qr_on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55.292cm" svg:y="12.112cm">
            <text:p text:style-name="P2">CONDITION</text:p>
            <text:p text:style-name="P2">qr_on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4.763cm" svg:height="2.223cm" svg:x="67.357cm" svg:y="6.398cm">
            <text:p text:style-name="P8"><text:span text:style-name="T1">CONDITION</text:span></text:p>
            <text:p text:style-name="P8"><text:span text:style-name="T1">qr_at_correct_dist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1.28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11:03:58.749012120</meta:creation-date>
    <dc:date>2024-08-23T02:35:29.985730470</dc:date>
    <meta:editing-duration>PT1H59M25S</meta:editing-duration>
    <meta:editing-cycles>3</meta:editing-cycles>
    <meta:generator>LibreOffice/7.3.7.2$Linux_X86_64 LibreOffice_project/30$Build-2</meta:generator>
    <meta:document-statistic meta:object-count="70"/>
  </office:meta>
</office:document-meta>
</file>